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getMedicalRecord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7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28/10/2017</text:date>, <text:time>15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15:31:02</dc:date>
    <meta:creation-date>2014-12-16T16:26:20Z</meta:creation-date>
    <meta:editing-cycles>90</meta:editing-cycles>
    <meta:editing-duration>P1DT12H20M56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